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2a60c1"/>
    </style:style>
    <style:style style:name="ce5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41.71pt" svg:height="409.86pt" svg:x="505.22pt" svg:y="25.14pt">
            <draw:object draw:notify-on-update-of-ranges="Sheet1.A2:Sheet1.A23 Sheet1.B1:Sheet1.B1 Sheet1.B2:Sheet1.B17 Sheet1.D1:Sheet1.D1 Sheet1.D2:Sheet1.D17 Sheet1.F2:Sheet1.F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default-cell-style-name="ce12"/>
        <table:table-row table:style-name="ro1">
          <table:table-cell office:value-type="string" calcext:value-type="string">
            <text:p>Task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ssignee</text:p>
          </table:table-cell>
          <table:table-cell/>
        </table:table-row>
        <table:table-row table:style-name="ro1">
          <table:table-cell office:value-type="string" calcext:value-type="string">
            <text:p>Decide on Project</text:p>
          </table:table-cell>
          <table:table-cell office:value-type="date" office:date-value="2018-10-07" calcext:value-type="date">
            <text:p>10/07/18</text:p>
          </table:table-cell>
          <table:table-cell office:value-type="date" office:date-value="2018-10-09" calcext:value-type="date">
            <text:p>10/09/18</text:p>
          </table:table-cell>
          <table:table-cell table:style-name="ce2" table:formula="of:=[.C2]-[.B2]" office:value-type="date" office:date-value="1900-01-01" calcext:value-type="date">
            <text:p>01/01/00</text:p>
          </table:table-cell>
          <table:table-cell table:style-name="ce3" office:value-type="string" calcext:value-type="string">
            <text:p>All</text:p>
          </table:table-cell>
          <table:table-cell table:formula="of:=ORG.LIBREOFFICE.COLOR(255;255;0)" office:value-type="float" office:value="16776960" calcext:value-type="float">
            <text:p>16776960</text:p>
          </table:table-cell>
        </table:table-row>
        <table:table-row table:style-name="ro1">
          <table:table-cell office:value-type="string" calcext:value-type="string">
            <text:p>Set up Repo</text:p>
          </table:table-cell>
          <table:table-cell office:value-type="date" office:date-value="2018-10-09" calcext:value-type="date">
            <text:p>10/09/18</text:p>
          </table:table-cell>
          <table:table-cell office:value-type="date" office:date-value="2018-10-11" calcext:value-type="date">
            <text:p>10/11/18</text:p>
          </table:table-cell>
          <table:table-cell table:style-name="ce2" table:formula="of:=[.C3]-[.B3]" office:value-type="date" office:date-value="1900-01-01" calcext:value-type="date">
            <text:p>01/01/00</text:p>
          </table:table-cell>
          <table:table-cell table:style-name="ce9" office:value-type="string" calcext:value-type="string">
            <text:p>Jacob</text:p>
          </table:table-cell>
          <table:table-cell table:formula="of:=ORG.LIBREOFFICE.COLOR(42;96;193)" office:value-type="float" office:value="2777281" calcext:value-type="float">
            <text:p>2777281</text:p>
          </table:table-cell>
        </table:table-row>
        <table:table-row table:style-name="ro1">
          <table:table-cell office:value-type="string" calcext:value-type="string">
            <text:p>Write Game Logic</text:p>
          </table:table-cell>
          <table:table-cell office:value-type="date" office:date-value="2018-10-11" calcext:value-type="date">
            <text:p>10/11/18</text:p>
          </table:table-cell>
          <table:table-cell office:value-type="date" office:date-value="2018-10-19" calcext:value-type="date">
            <text:p>10/19/18</text:p>
          </table:table-cell>
          <table:table-cell table:style-name="ce2" table:formula="of:=[.C4]-[.B4]" office:value-type="date" office:date-value="1900-01-07" calcext:value-type="date">
            <text:p>01/07/00</text:p>
          </table:table-cell>
          <table:table-cell table:style-name="ce9" office:value-type="string" calcext:value-type="string">
            <text:p>Jacob</text:p>
          </table:table-cell>
          <table:table-cell table:formula="of:=ORG.LIBREOFFICE.COLOR(42;96;193)" office:value-type="float" office:value="2777281" calcext:value-type="float">
            <text:p>2777281</text:p>
          </table:table-cell>
        </table:table-row>
        <table:table-row table:style-name="ro1">
          <table:table-cell office:value-type="string" calcext:value-type="string">
            <text:p>Write Basic UI</text:p>
          </table:table-cell>
          <table:table-cell office:value-type="date" office:date-value="2018-10-11" calcext:value-type="date">
            <text:p>10/11/18</text:p>
          </table:table-cell>
          <table:table-cell office:value-type="date" office:date-value="2018-10-20" calcext:value-type="date">
            <text:p>10/20/18</text:p>
          </table:table-cell>
          <table:table-cell table:style-name="ce2" table:formula="of:=[.C5]-[.B5]" office:value-type="date" office:date-value="1900-01-08" calcext:value-type="date">
            <text:p>01/08/00</text:p>
          </table:table-cell>
          <table:table-cell table:style-name="ce5" office:value-type="string" calcext:value-type="string">
            <text:p>Jielong</text:p>
          </table:table-cell>
          <table:table-cell table:formula="of:=ORG.LIBREOFFICE.COLOR(0;169;51;0)" office:value-type="float" office:value="43315" calcext:value-type="float">
            <text:p>43315</text:p>
          </table:table-cell>
        </table:table-row>
        <table:table-row table:style-name="ro1">
          <table:table-cell office:value-type="string" calcext:value-type="string">
            <text:p>Write Player Class</text:p>
          </table:table-cell>
          <table:table-cell office:value-type="date" office:date-value="2018-10-11" calcext:value-type="date">
            <text:p>10/11/18</text:p>
          </table:table-cell>
          <table:table-cell office:value-type="date" office:date-value="2018-10-16" calcext:value-type="date">
            <text:p>10/16/18</text:p>
          </table:table-cell>
          <table:table-cell table:style-name="ce2" table:formula="of:=[.C6]-[.B6]" office:value-type="date" office:date-value="1900-01-04" calcext:value-type="date">
            <text:p>01/04/00</text:p>
          </table:table-cell>
          <table:table-cell table:style-name="ce11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Write Team Class</text:p>
          </table:table-cell>
          <table:table-cell office:value-type="date" office:date-value="2018-10-16" calcext:value-type="date">
            <text:p>10/16/18</text:p>
          </table:table-cell>
          <table:table-cell office:value-type="date" office:date-value="2018-10-19" calcext:value-type="date">
            <text:p>10/19/18</text:p>
          </table:table-cell>
          <table:table-cell table:style-name="ce2" table:formula="of:=[.C7]-[.B7]" office:value-type="date" office:date-value="1900-01-02" calcext:value-type="date">
            <text:p>01/02/00</text:p>
          </table:table-cell>
          <table:table-cell table:style-name="ce11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Prototype Debugging</text:p>
          </table:table-cell>
          <table:table-cell office:value-type="date" office:date-value="2018-10-19" calcext:value-type="date">
            <text:p>10/19/18</text:p>
          </table:table-cell>
          <table:table-cell office:value-type="date" office:date-value="2018-10-21" calcext:value-type="date">
            <text:p>10/21/18</text:p>
          </table:table-cell>
          <table:table-cell table:style-name="ce2" table:formula="of:=[.C8]-[.B8]" office:value-type="date" office:date-value="1900-01-01" calcext:value-type="date">
            <text:p>01/01/00</text:p>
          </table:table-cell>
          <table:table-cell table:style-name="ce5" office:value-type="string" calcext:value-type="string">
            <text:p>Jielong</text:p>
          </table:table-cell>
          <table:table-cell table:formula="of:=ORG.LIBREOFFICE.COLOR(0;169;51;0)" office:value-type="float" office:value="43315" calcext:value-type="float">
            <text:p>43315</text:p>
          </table:table-cell>
        </table:table-row>
        <table:table-row table:style-name="ro1">
          <table:table-cell office:value-type="string" calcext:value-type="string">
            <text:p>Generate UML</text:p>
          </table:table-cell>
          <table:table-cell office:value-type="date" office:date-value="2018-10-19" calcext:value-type="date">
            <text:p>10/19/18</text:p>
          </table:table-cell>
          <table:table-cell office:value-type="date" office:date-value="2018-10-21" calcext:value-type="date">
            <text:p>10/21/18</text:p>
          </table:table-cell>
          <table:table-cell table:style-name="ce2" table:formula="of:=[.C9]-[.B9]" office:value-type="date" office:date-value="1900-01-01" calcext:value-type="date">
            <text:p>01/01/00</text:p>
          </table:table-cell>
          <table:table-cell table:style-name="ce11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Advanced Game Logic</text:p>
          </table:table-cell>
          <table:table-cell office:value-type="date" office:date-value="2018-10-22" calcext:value-type="date">
            <text:p>10/22/18</text:p>
          </table:table-cell>
          <table:table-cell office:value-type="date" office:date-value="2018-10-29" calcext:value-type="date">
            <text:p>10/29/18</text:p>
          </table:table-cell>
          <table:table-cell table:style-name="ce2" table:formula="of:=[.C10]-[.B10]" office:value-type="date" office:date-value="1900-01-06" calcext:value-type="date">
            <text:p>01/06/00</text:p>
          </table:table-cell>
          <table:table-cell table:style-name="ce9" office:value-type="string" calcext:value-type="string">
            <text:p>Jacob</text:p>
          </table:table-cell>
          <table:table-cell table:formula="of:=ORG.LIBREOFFICE.COLOR(42;96;193)" office:value-type="float" office:value="2777281" calcext:value-type="float">
            <text:p>2777281</text:p>
          </table:table-cell>
        </table:table-row>
        <table:table-row table:style-name="ro1">
          <table:table-cell office:value-type="string" calcext:value-type="string">
            <text:p>Front-End Graphics</text:p>
          </table:table-cell>
          <table:table-cell office:value-type="date" office:date-value="2018-10-23" calcext:value-type="date">
            <text:p>10/23/18</text:p>
          </table:table-cell>
          <table:table-cell office:value-type="date" office:date-value="2018-10-30" calcext:value-type="date">
            <text:p>10/30/18</text:p>
          </table:table-cell>
          <table:table-cell table:style-name="ce2" table:formula="of:=[.C11]-[.B11]" office:value-type="date" office:date-value="1900-01-06" calcext:value-type="date">
            <text:p>01/06/00</text:p>
          </table:table-cell>
          <table:table-cell table:style-name="ce5" office:value-type="string" calcext:value-type="string">
            <text:p>Jielong</text:p>
          </table:table-cell>
          <table:table-cell table:formula="of:=ORG.LIBREOFFICE.COLOR(0;169;51;0)" office:value-type="float" office:value="43315" calcext:value-type="float">
            <text:p>43315</text:p>
          </table:table-cell>
        </table:table-row>
        <table:table-row table:style-name="ro1">
          <table:table-cell office:value-type="string" calcext:value-type="string">
            <text:p>Sound Effects</text:p>
          </table:table-cell>
          <table:table-cell office:value-type="date" office:date-value="2018-10-29" calcext:value-type="date">
            <text:p>10/29/18</text:p>
          </table:table-cell>
          <table:table-cell office:value-type="date" office:date-value="2018-11-12" calcext:value-type="date">
            <text:p>11/12/18</text:p>
          </table:table-cell>
          <table:table-cell table:style-name="ce2" table:formula="of:=[.C12]-[.B12]" office:value-type="date" office:date-value="1900-01-13" calcext:value-type="date">
            <text:p>01/13/00</text:p>
          </table:table-cell>
          <table:table-cell table:style-name="ce11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Multiplayer</text:p>
          </table:table-cell>
          <table:table-cell office:value-type="date" office:date-value="2018-10-30" calcext:value-type="date">
            <text:p>10/30/18</text:p>
          </table:table-cell>
          <table:table-cell office:value-type="date" office:date-value="2018-11-16" calcext:value-type="date">
            <text:p>11/16/18</text:p>
          </table:table-cell>
          <table:table-cell table:style-name="ce2" table:formula="of:=[.C13]-[.B13]" office:value-type="date" office:date-value="1900-01-16" calcext:value-type="date">
            <text:p>01/16/00</text:p>
          </table:table-cell>
          <table:table-cell table:style-name="ce9" office:value-type="string" calcext:value-type="string">
            <text:p>Jacob</text:p>
          </table:table-cell>
          <table:table-cell table:formula="of:=ORG.LIBREOFFICE.COLOR(42;96;193)" office:value-type="float" office:value="2777281" calcext:value-type="float">
            <text:p>2777281</text:p>
          </table:table-cell>
        </table:table-row>
        <table:table-row table:style-name="ro1">
          <table:table-cell office:value-type="string" calcext:value-type="string">
            <text:p>Test Classes</text:p>
          </table:table-cell>
          <table:table-cell office:value-type="date" office:date-value="2018-11-12" calcext:value-type="date">
            <text:p>11/12/18</text:p>
          </table:table-cell>
          <table:table-cell office:value-type="date" office:date-value="2018-11-23" calcext:value-type="date">
            <text:p>11/23/18</text:p>
          </table:table-cell>
          <table:table-cell table:style-name="ce2" table:formula="of:=[.C14]-[.B14]" office:value-type="date" office:date-value="1900-01-10" calcext:value-type="date">
            <text:p>01/10/00</text:p>
          </table:table-cell>
          <table:table-cell table:style-name="ce3" office:value-type="string" calcext:value-type="string">
            <text:p>All</text:p>
          </table:table-cell>
          <table:table-cell table:formula="of:=ORG.LIBREOFFICE.COLOR(255;255;0)" office:value-type="float" office:value="16776960" calcext:value-type="float">
            <text:p>16776960</text:p>
          </table:table-cell>
        </table:table-row>
        <table:table-row table:style-name="ro1">
          <table:table-cell office:value-type="string" calcext:value-type="string">
            <text:p>Final Debugging</text:p>
          </table:table-cell>
          <table:table-cell office:value-type="date" office:date-value="2018-11-19" calcext:value-type="date">
            <text:p>11/19/18</text:p>
          </table:table-cell>
          <table:table-cell office:value-type="date" office:date-value="2018-11-25" calcext:value-type="date">
            <text:p>11/25/18</text:p>
          </table:table-cell>
          <table:table-cell table:style-name="ce2" table:formula="of:=[.C15]-[.B15]" office:value-type="date" office:date-value="1900-01-05" calcext:value-type="date">
            <text:p>01/05/00</text:p>
          </table:table-cell>
          <table:table-cell table:style-name="ce3" office:value-type="string" calcext:value-type="string">
            <text:p>All</text:p>
          </table:table-cell>
          <table:table-cell table:formula="of:=ORG.LIBREOFFICE.COLOR(255;255;0)" office:value-type="float" office:value="16776960" calcext:value-type="float">
            <text:p>16776960</text:p>
          </table:table-cell>
        </table:table-row>
        <table:table-row table:style-name="ro1">
          <table:table-cell office:value-type="string" calcext:value-type="string">
            <text:p>Update UML</text:p>
          </table:table-cell>
          <table:table-cell office:value-type="date" office:date-value="2018-11-21" calcext:value-type="date">
            <text:p>11/21/18</text:p>
          </table:table-cell>
          <table:table-cell office:value-type="date" office:date-value="2018-11-25" calcext:value-type="date">
            <text:p>11/25/18</text:p>
          </table:table-cell>
          <table:table-cell table:style-name="ce2" table:formula="of:=[.C16]-[.B16]" office:value-type="date" office:date-value="1900-01-03" calcext:value-type="date">
            <text:p>01/03/00</text:p>
          </table:table-cell>
          <table:table-cell table:style-name="ce11" office:value-type="string" calcext:value-type="string">
            <text:p>Jason</text:p>
          </table:table-cell>
          <table:table-cell table:formula="of:=ORG.LIBREOFFICE.COLOR(255;0;0;0)" office:value-type="float" office:value="16711680" calcext:value-type="float">
            <text:p>16711680</text:p>
          </table:table-cell>
        </table:table-row>
        <table:table-row table:style-name="ro1">
          <table:table-cell office:value-type="string" calcext:value-type="string">
            <text:p>Prepare Presentation</text:p>
          </table:table-cell>
          <table:table-cell office:value-type="date" office:date-value="2018-11-21" calcext:value-type="date">
            <text:p>11/21/18</text:p>
          </table:table-cell>
          <table:table-cell office:value-type="date" office:date-value="2018-11-25" calcext:value-type="date">
            <text:p>11/25/18</text:p>
          </table:table-cell>
          <table:table-cell table:style-name="ce2" table:formula="of:=[.C17]-[.B17]" office:value-type="date" office:date-value="1900-01-03" calcext:value-type="date">
            <text:p>01/03/00</text:p>
          </table:table-cell>
          <table:table-cell table:style-name="ce3" office:value-type="string" calcext:value-type="string">
            <text:p>All</text:p>
          </table:table-cell>
          <table:table-cell table:formula="of:=ORG.LIBREOFFICE.COLOR(255;255;0)" office:value-type="float" office:value="16776960" calcext:value-type="float">
            <text:p>16776960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2" table:formula="of:=[.C20]-[.B20]" office:value-type="date" office:date-value="1899-12-30" calcext:value-type="date">
            <text:p>12/30/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1]-[.B21]" office:value-type="date" office:date-value="1899-12-30" calcext:value-type="date">
            <text:p>12/30/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2]-[.B22]" office:value-type="date" office:date-value="1899-12-30" calcext:value-type="date">
            <text:p>12/30/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[.C23]-[.B23]" office:value-type="date" office:date-value="1899-12-30" calcext:value-type="date">
            <text:p>12/30/99</text:p>
          </table:table-cell>
          <table:table-cell table:number-columns-repeated="2"/>
        </table:table-row>
        <table:table-row table:style-name="ro1" table:number-rows-repeated="6">
          <table:table-cell table:number-columns-repeated="3"/>
          <table:table-cell table:style-name="ce2"/>
          <table:table-cell table:number-columns-repeated="2"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16:52:39.37019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4:30:31.254523266</meta:creation-date>
    <dc:date>2018-10-24T16:54:51.945670336</dc:date>
    <meta:editing-duration>PT36M32S</meta:editing-duration>
    <meta:editing-cycles>7</meta:editing-cycles>
    <meta:generator>LibreOffice/6.1.2.1$Linux_X86_64 LibreOffice_project/10$Build-1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7">
      <style:chart-properties chart:display-label="true" chart:logarithmic="false" chart:minimum="43380" chart:maximum="43429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7">
      <style:chart-properties chart:link-data-style-to-source="true"/>
      <style:graphic-properties draw:stroke="none" draw:fill="none" draw:fill-color="#004586"/>
      <style:text-properties fo:font-size="10pt" style:font-size-asian="10pt" style:font-size-complex="10pt"/>
    </style:style>
    <style:style style:name="ch10" style:family="chart" style:data-style-name="N37">
      <style:chart-properties loext:label-stroke-color="#3465a4" chart:link-data-style-to-source="true" chart:label-position="inside"/>
      <style:graphic-properties draw:stroke="none" draw:fill-color="#ff420e"/>
      <style:text-properties style:text-outline="true" fo:font-family="Arial" style:font-style-name="Regular" fo:font-size="10pt" style:font-size-asian="10pt" style:font-size-complex="10pt"/>
    </style:style>
    <style:style style:name="ch11" style:family="chart">
      <style:chart-properties chart:solid-type="cuboid"/>
      <style:graphic-properties draw:fill-color="#ffff00"/>
    </style:style>
    <style:style style:name="ch12" style:family="chart">
      <style:chart-properties chart:solid-type="cuboid"/>
      <style:graphic-properties draw:fill-color="#2a6099"/>
    </style:style>
    <style:style style:name="ch13" style:family="chart">
      <style:chart-properties chart:solid-type="cuboid"/>
      <style:graphic-properties draw:fill-color="#00a933"/>
    </style:style>
    <style:style style:name="ch14" style:family="chart">
      <style:chart-properties chart:solid-type="cuboid"/>
      <style:graphic-properties draw:fill-color="#ff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639cm" svg:height="14.46cm" xlink:href=".." xlink:type="simple" chart:class="chart:bar" chart:style-name="ch1">
        <chart:title svg:x="9.318cm" svg:y="0.425cm" chart:style-name="ch2">
          <text:p>big-league-baseball</text:p>
        </chart:title>
        <chart:subtitle svg:x="10.005cm" svg:y="1.493cm" chart:style-name="ch3">
          <text:p>J3Productions</text:p>
        </chart:subtitle>
        <chart:plot-area chart:style-name="ch4" table:cell-range-address="Sheet1.A1:Sheet1.A23 Sheet1.B1:Sheet1.B17 Sheet1.D1:Sheet1.D17 Sheet1.F2:Sheet1.F17" chart:data-source-has-labels="both" svg:x="0.452cm" svg:y="2.465cm" svg:width="21.735cm" svg:height="10.725cm">
          <chartooo:coordinate-region svg:x="3.456cm" svg:y="3.935cm" svg:width="17.295cm" svg:height="9.255cm"/>
          <chart:axis chart:dimension="x" chart:name="primary-x" chart:style-name="ch5" chartooo:axis-type="auto">
            <chartooo:date-scale/>
            <chart:categories table:cell-range-address="Sheet1.A2:Sheet1.A23"/>
          </chart:axis>
          <chart:axis chart:dimension="y" chart:name="primary-y" chart:style-name="ch6">
            <chart:title svg:x="7.174cm" svg:y="13.479cm" chart:style-name="ch7">
              <text:p>Blue = Jacob, Red = Jason, Green = Jielong, Yellow = All</text:p>
            </chart:title>
            <chart:grid chart:style-name="ch8" chart:class="major"/>
          </chart:axis>
          <chart:series chart:style-name="ch9" chart:values-cell-range-address="Sheet1.B2:Sheet1.B17" chart:label-cell-address="Sheet1.B1:Sheet1.B1" chart:class="chart:bar">
            <chart:data-point chart:repeated="16"/>
          </chart:series>
          <chart:series chart:style-name="ch10" chart:values-cell-range-address="Sheet1.D2:Sheet1.D17" chart:label-cell-address="Sheet1.D1:Sheet1.D1" chart:class="chart:bar">
            <chart:data-point chart:style-name="ch11"/>
            <chart:data-point chart:style-name="ch12" chart:repeated="2"/>
            <chart:data-point chart:style-name="ch13"/>
            <chart:data-point chart:style-name="ch14" chart:repeated="3"/>
            <chart:data-point chart:repeated="2"/>
            <chart:data-point chart:style-name="ch12" chart:repeated="2"/>
            <chart:data-point/>
            <chart:data-point chart:style-name="ch11" chart:repeated="4"/>
            <loext:propertry-mapping loext:property="FillColor" loext:cell-range-address="Sheet1.F2:Sheet1.F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Date</text:p>
                <draw:g>
                  <svg:desc>Sheet1.B1:Sheet1.B1</svg:desc>
                </draw:g>
              </table:table-cell>
              <table:table-cell office:value-type="string">
                <text:p>Duration</text:p>
                <draw:g>
                  <svg:desc>Sheet1.D1:Sheet1.D1</svg:desc>
                </draw:g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cide on Project</text:p>
                <draw:g>
                  <svg:desc>Sheet1.A2:Sheet1.A23</svg:desc>
                </draw:g>
              </table:table-cell>
              <table:table-cell office:value-type="float" office:value="43380">
                <text:p>43380</text:p>
                <draw:g>
                  <svg:desc>Sheet1.B2:Sheet1.B17</svg:desc>
                </draw:g>
              </table:table-cell>
              <table:table-cell office:value-type="float" office:value="2">
                <text:p>2</text:p>
                <draw:g>
                  <svg:desc>Sheet1.D2:Sheet1.D17</svg:desc>
                </draw:g>
              </table:table-cell>
              <table:table-cell office:value-type="float" office:value="16776960">
                <text:p>16776960</text:p>
                <draw:g>
                  <svg:desc>Sheet1.F2:Sheet1.F17</svg:desc>
                </draw:g>
              </table:table-cell>
            </table:table-row>
            <table:table-row>
              <table:table-cell office:value-type="string">
                <text:p>Set up Repo</text:p>
              </table:table-cell>
              <table:table-cell office:value-type="float" office:value="43382">
                <text:p>43382</text:p>
              </table:table-cell>
              <table:table-cell office:value-type="float" office:value="2">
                <text:p>2</text:p>
              </table:table-cell>
              <table:table-cell office:value-type="float" office:value="2777281">
                <text:p>2777281</text:p>
              </table:table-cell>
            </table:table-row>
            <table:table-row>
              <table:table-cell office:value-type="string">
                <text:p>Write Game Logic</text:p>
              </table:table-cell>
              <table:table-cell office:value-type="float" office:value="43384">
                <text:p>43384</text:p>
              </table:table-cell>
              <table:table-cell office:value-type="float" office:value="8">
                <text:p>8</text:p>
              </table:table-cell>
              <table:table-cell office:value-type="float" office:value="2777281">
                <text:p>2777281</text:p>
              </table:table-cell>
            </table:table-row>
            <table:table-row>
              <table:table-cell office:value-type="string">
                <text:p>Write Basic UI</text:p>
              </table:table-cell>
              <table:table-cell office:value-type="float" office:value="43384">
                <text:p>43384</text:p>
              </table:table-cell>
              <table:table-cell office:value-type="float" office:value="9">
                <text:p>9</text:p>
              </table:table-cell>
              <table:table-cell office:value-type="float" office:value="43315">
                <text:p>43315</text:p>
              </table:table-cell>
            </table:table-row>
            <table:table-row>
              <table:table-cell office:value-type="string">
                <text:p>Write Player Class</text:p>
              </table:table-cell>
              <table:table-cell office:value-type="float" office:value="43384">
                <text:p>43384</text:p>
              </table:table-cell>
              <table:table-cell office:value-type="float" office:value="5">
                <text:p>5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Write Team Class</text:p>
              </table:table-cell>
              <table:table-cell office:value-type="float" office:value="43389">
                <text:p>43389</text:p>
              </table:table-cell>
              <table:table-cell office:value-type="float" office:value="3">
                <text:p>3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Prototype Debugging</text:p>
              </table:table-cell>
              <table:table-cell office:value-type="float" office:value="43392">
                <text:p>43392</text:p>
              </table:table-cell>
              <table:table-cell office:value-type="float" office:value="2">
                <text:p>2</text:p>
              </table:table-cell>
              <table:table-cell office:value-type="float" office:value="43315">
                <text:p>43315</text:p>
              </table:table-cell>
            </table:table-row>
            <table:table-row>
              <table:table-cell office:value-type="string">
                <text:p>Generate UML</text:p>
              </table:table-cell>
              <table:table-cell office:value-type="float" office:value="43392">
                <text:p>43392</text:p>
              </table:table-cell>
              <table:table-cell office:value-type="float" office:value="2">
                <text:p>2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Advanced Game Logic</text:p>
              </table:table-cell>
              <table:table-cell office:value-type="float" office:value="43395">
                <text:p>43395</text:p>
              </table:table-cell>
              <table:table-cell office:value-type="float" office:value="7">
                <text:p>7</text:p>
              </table:table-cell>
              <table:table-cell office:value-type="float" office:value="2777281">
                <text:p>2777281</text:p>
              </table:table-cell>
            </table:table-row>
            <table:table-row>
              <table:table-cell office:value-type="string">
                <text:p>Front-End Graphics</text:p>
              </table:table-cell>
              <table:table-cell office:value-type="float" office:value="43396">
                <text:p>43396</text:p>
              </table:table-cell>
              <table:table-cell office:value-type="float" office:value="7">
                <text:p>7</text:p>
              </table:table-cell>
              <table:table-cell office:value-type="float" office:value="43315">
                <text:p>43315</text:p>
              </table:table-cell>
            </table:table-row>
            <table:table-row>
              <table:table-cell office:value-type="string">
                <text:p>Sound Effects</text:p>
              </table:table-cell>
              <table:table-cell office:value-type="float" office:value="43402">
                <text:p>43402</text:p>
              </table:table-cell>
              <table:table-cell office:value-type="float" office:value="14">
                <text:p>14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Multiplayer</text:p>
              </table:table-cell>
              <table:table-cell office:value-type="float" office:value="43403">
                <text:p>43403</text:p>
              </table:table-cell>
              <table:table-cell office:value-type="float" office:value="17">
                <text:p>17</text:p>
              </table:table-cell>
              <table:table-cell office:value-type="float" office:value="2777281">
                <text:p>2777281</text:p>
              </table:table-cell>
            </table:table-row>
            <table:table-row>
              <table:table-cell office:value-type="string">
                <text:p>Test Classes</text:p>
              </table:table-cell>
              <table:table-cell office:value-type="float" office:value="43416">
                <text:p>43416</text:p>
              </table:table-cell>
              <table:table-cell office:value-type="float" office:value="11">
                <text:p>11</text:p>
              </table:table-cell>
              <table:table-cell office:value-type="float" office:value="16776960">
                <text:p>16776960</text:p>
              </table:table-cell>
            </table:table-row>
            <table:table-row>
              <table:table-cell office:value-type="string">
                <text:p>Final Debugging</text:p>
              </table:table-cell>
              <table:table-cell office:value-type="float" office:value="43423">
                <text:p>43423</text:p>
              </table:table-cell>
              <table:table-cell office:value-type="float" office:value="6">
                <text:p>6</text:p>
              </table:table-cell>
              <table:table-cell office:value-type="float" office:value="16776960">
                <text:p>16776960</text:p>
              </table:table-cell>
            </table:table-row>
            <table:table-row>
              <table:table-cell office:value-type="string">
                <text:p>Update UML</text:p>
              </table:table-cell>
              <table:table-cell office:value-type="float" office:value="43425">
                <text:p>43425</text:p>
              </table:table-cell>
              <table:table-cell office:value-type="float" office:value="4">
                <text:p>4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Prepare Presentation</text:p>
              </table:table-cell>
              <table:table-cell office:value-type="float" office:value="43425">
                <text:p>43425</text:p>
              </table:table-cell>
              <table:table-cell office:value-type="float" office:value="4">
                <text:p>4</text:p>
              </table:table-cell>
              <table:table-cell office:value-type="float" office:value="16776960">
                <text:p>167769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